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" office:value-type="float" office:value="-1" calcext:value-type="float">
            <text:p>-1</text:p>
          </table:table-cell>
          <table:table-cell table:formula="of:=[.D22]-40" office:value-type="float" office:value="-41" calcext:value-type="float">
            <text:p>-41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6" calcext:value-type="date">
            <text:p>06.05.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.00.0000</text:date>, <text:time style:data-style-name="N2" text:time-value="11:20:57.180287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1.5.2$Linux_X86_64 LibreOffice_project/10$Build-2</meta:generator>
    <dc:date>2019-05-06T11:21:07.406722834</dc:date>
    <meta:editing-duration>PT14M44S</meta:editing-duration>
    <meta:editing-cycles>34</meta:editing-cycles>
    <meta:document-statistic meta:table-count="1" meta:cell-count="51" meta:object-count="0"/>
  </office:meta>
</office:document-meta>
</file>